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talogXsdConfig.validateXml( XmlObject xm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atalogXsdConfig.main( String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talogXsdConfig.printElements( XmlCatalogDocumentBean catdo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atalogXsdConfig.parseXml( String xmlFile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